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42b0" officeooo:paragraph-rsid="000642b0"/>
    </style:style>
    <style:style style:name="P2" style:family="paragraph" style:parent-style-name="Standard" style:list-style-name="L4">
      <style:text-properties officeooo:rsid="000642b0" officeooo:paragraph-rsid="000642b0"/>
    </style:style>
    <style:style style:name="P3" style:family="paragraph" style:parent-style-name="Standard" style:list-style-name="L5">
      <style:text-properties officeooo:rsid="000642b0" officeooo:paragraph-rsid="000642b0"/>
    </style:style>
    <style:style style:name="P4" style:family="paragraph" style:parent-style-name="Standard" style:list-style-name="L6">
      <style:text-properties officeooo:rsid="000642b0" officeooo:paragraph-rsid="000642b0"/>
    </style:style>
    <style:style style:name="P5" style:family="paragraph" style:parent-style-name="Standard" style:list-style-name="L5">
      <style:text-properties officeooo:paragraph-rsid="000642b0"/>
    </style:style>
    <style:style style:name="P6" style:family="paragraph" style:parent-style-name="Standard">
      <style:text-properties officeooo:rsid="0007735e" officeooo:paragraph-rsid="0007735e"/>
    </style:style>
    <style:style style:name="P7" style:family="paragraph" style:parent-style-name="Standard" style:list-style-name="L7">
      <style:text-properties officeooo:rsid="0007735e" officeooo:paragraph-rsid="0007735e"/>
    </style:style>
    <style:style style:name="P8" style:family="paragraph" style:parent-style-name="Standard" style:list-style-name="L8">
      <style:text-properties officeooo:rsid="0007735e" officeooo:paragraph-rsid="0007735e"/>
    </style:style>
    <style:style style:name="P9" style:family="paragraph" style:parent-style-name="Standard" style:list-style-name="L9">
      <style:text-properties officeooo:rsid="0007735e" officeooo:paragraph-rsid="0007735e"/>
    </style:style>
    <style:style style:name="P10" style:family="paragraph" style:parent-style-name="Standard" style:list-style-name="L10">
      <style:text-properties officeooo:rsid="0007735e" officeooo:paragraph-rsid="0007735e"/>
    </style:style>
    <style:style style:name="P11" style:family="paragraph" style:parent-style-name="Standard">
      <style:text-properties officeooo:rsid="0007d7a8" officeooo:paragraph-rsid="0007d7a8"/>
    </style:style>
    <style:style style:name="P12" style:family="paragraph" style:parent-style-name="Standard" style:list-style-name="L12">
      <style:text-properties officeooo:rsid="0007d7a8" officeooo:paragraph-rsid="0007d7a8"/>
    </style:style>
    <style:style style:name="P13" style:family="paragraph" style:parent-style-name="Standard" style:list-style-name="L13">
      <style:text-properties officeooo:rsid="0007d7a8" officeooo:paragraph-rsid="0007d7a8"/>
    </style:style>
    <style:style style:name="P14" style:family="paragraph" style:parent-style-name="Standard">
      <style:text-properties officeooo:paragraph-rsid="0007d7a8"/>
    </style:style>
    <style:style style:name="P15" style:family="paragraph" style:parent-style-name="Standard" style:list-style-name="L13">
      <style:text-properties officeooo:paragraph-rsid="0007d7a8"/>
    </style:style>
    <style:style style:name="T1" style:family="text">
      <style:text-properties officeooo:rsid="000642b0"/>
    </style:style>
    <style:style style:name="T2" style:family="text">
      <style:text-properties officeooo:rsid="0007d7a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Влияние демографической ситуации на функционирование рынка труда (Дагестан) https://cyberleninka.ru/article/n/vliyanie-demograficheskoy-situatsii-na-funktsionirovanie-rynka-truda/viewer</text:p>
      <text:list text:style-name="L4">
        <text:list-item>
          <text:p text:style-name="P2">разделение городского и сельского населения, важна структура общества, так как от этого сильно зависит рынок труда</text:p>
        </text:list-item>
        <text:list-item>
          <text:p text:style-name="P2">повышенный уровень рождаемости в купе с небольшим количеством рабочих мест приводит к миграции и разрушению экономики региона</text:p>
        </text:list-item>
        <text:list-item>
          <text:p text:style-name="P2">миграция забирает лучших </text:p>
        </text:list-item>
      </text:list>
      <text:p text:style-name="P1"/>
      <text:p text:style-name="P1">HH.RU https://hh.ru/article/28803</text:p>
      <text:p text:style-name="P1">Рынок труда и демография “размолаживание рабочей силы”</text:p>
      <text:list text:style-name="L5">
        <text:list-item>
          <text:p text:style-name="P5"><text:span text:style-name="T1">Тенденция уменьшения занятости в наиболее трудоспособном возрасте 20-45 </text:span></text:p>
        </text:list-item>
        <text:list-item>
          <text:p text:style-name="P3">зарплата растет до 40 лет и фиксируется в странах ОЭСР, в России же растет до 45 лет, а потом падает до уровня 20 лет </text:p>
        </text:list-item>
        <text:list-item>
          <text:p text:style-name="P3">низкий уровень профессионального дообучения</text:p>
        </text:list-item>
      </text:list>
      <text:p text:style-name="P1"/>
      <text:p text:style-name="P1">Конкурентоспособность рабочей силы в России</text:p>
      <text:p text:style-name="P1">https://cyberleninka.ru/article/n/konkurentosposobnost-rabochey-sily-rossii/viewer</text:p>
      <text:list text:style-name="L6">
        <text:list-item>
          <text:p text:style-name="P4">уменьшение числа населения и увеличение части пенсионеров до 20% от общей части населения </text:p>
        </text:list-item>
        <text:list-item>
          <text:p text:style-name="P4">рост эмиграции </text:p>
        </text:list-item>
        <text:list-item>
          <text:p text:style-name="P4">привлечение зарубежных грантов в науку, так ученые останутся на территории россии</text:p>
        </text:list-item>
        <text:list-item>
          <text:p text:style-name="P4">первое место по числу людей с высшим образованием, но 98е из 153 по количеству затрат на одного учащегося</text:p>
        </text:list-item>
        <text:list-item>
          <text:p text:style-name="P4">55% россиян работает не по специальности, что приводит к неэффективной работе рынка</text:p>
        </text:list-item>
        <text:list-item>
          <text:p text:style-name="P4">люди, незакончившие вышку получают относительно много, а закончившие не так много, как должно быть</text:p>
        </text:list-item>
      </text:list>
      <text:p text:style-name="P1"/>
      <text:p text:style-name="P6">Воспроизводство рабочей силы в регионе</text:p>
      <text:p text:style-name="P6">https://cyberleninka.ru/article/n/vosproizvodstvo-rabochey-sily-v-regione/viewer</text:p>
      <text:list text:style-name="L7">
        <text:list-item>
          <text:p text:style-name="P7">воспроизводство рабочей силы состоит из: формирование, распределение, обмен и использование рабочей силы.</text:p>
        </text:list-item>
        <text:list-item>
          <text:p text:style-name="P7">Воспроизведение состоит из рождаемости, стремление к более качественному образованию</text:p>
        </text:list-item>
      </text:list>
      <text:p text:style-name="P6"/>
      <text:p text:style-name="P6">Классификация и систематизация трудоспособного населения по возрастным группам</text:p>
      <text:p text:style-name="P6">https://cyberleninka.ru/article/n/klassifikatsiya-i-sistematizatsiya-trudosposobnogo-naseleniya-po-vozrastnym-gruppam.pdf</text:p>
      <text:list text:style-name="L8">
        <text:list-item>
          <text:p text:style-name="P8">способы разделения населения на возрастные группы с точки зрения физиологии и трудоспособности</text:p>
        </text:list-item>
        <text:list-item>
          <text:p text:style-name="P8">в разных странах и на разной работе разные начала периода старения, это может зависеть от его возможности работать или положения на рынке труда</text:p>
        </text:list-item>
        <text:list-item>
          <text:p text:style-name="P8">понятие пожилого человека определяется с точки зрения: биологической, социальной, психической, хронологической</text:p>
        </text:list-item>
      </text:list>
      <text:p text:style-name="P6">Оптимальное соотношение структуры населения по Урланису</text:p>
      <text:list text:style-name="L9">
        <text:list-item>
          <text:p text:style-name="P9">моложе трудоспособного возраста: &gt; 20%</text:p>
        </text:list-item>
        <text:list-item>
          <text:p text:style-name="P9">трудоспособный возраст 65 %</text:p>
        </text:list-item>
        <text:list-item>
          <text:p text:style-name="P9">старше трудоспособного &lt; 15%</text:p>
        </text:list-item>
      </text:list>
      <text:p text:style-name="P6"><text:soft-page-break/>Теоретические основы исследования воспроизводства рабочей силы и ценообразования на рынке труда</text:p>
      <text:p text:style-name="P6">https://cyberleninka.ru/article/n/teoreticheskie-osnovy-issledovaniya-vosproizvodstva-rabochey-sily-i-tsenoobrazovaniya-na-rynke-truda/viewer</text:p>
      <text:p text:style-name="P6"/>
      <text:list text:style-name="L10">
        <text:list-item>
          <text:p text:style-name="P10">структура индивидуальной рабочей силы: физиологическая, трудовые навыки, мотивационная<text:tab/></text:p>
        </text:list-item>
        <text:list-item>
          <text:p text:style-name="P10">субъекты, инициирующие развитие рабочей силы: работник, организация, государство</text:p>
        </text:list-item>
        <text:list-item>
          <text:p text:style-name="P10">факторы, влияющие на спрос труда: рост производительности труда, возможность замены одного ресурса другим, взаимная дополняемость ресурсов, баланс различных видов ресурсов </text:p>
        </text:list-item>
        <text:list-item>
          <text:p text:style-name="P10">факторы, формирующие структуру предложения труда и ее масштаба: демографическое развитие общества, </text:p>
        </text:list-item>
      </text:list>
      <text:p text:style-name="P6"/>
      <text:p text:style-name="P6"/>
      <text:p text:style-name="P11">макроэкономический пр</text:p>
      <text:p text:style-name="P6"/>
      <text:p text:style-name="P6"/>
      <text:p text:style-name="P14"><text:span text:style-name="T2">Факторы старения, выход из числа трудоспособного населения</text:span></text:p>
      <text:p text:style-name="P14"><text:span text:style-name="T2">фактор старения: </text:span></text:p>
      <text:list text:style-name="L12">
        <text:list-item>
          <text:p text:style-name="P12">возрастные коэффициенты смертности (rossbris)</text:p>
        </text:list-item>
        <text:list-item>
          <text:p text:style-name="P12">выход на пенсию и размер пенсии</text:p>
        </text:list-item>
      </text:list>
      <text:p text:style-name="P11"/>
      <text:p text:style-name="P11">с помощью распределенных лагов можно преобразовать число рожденных детей в предыдущие годы</text:p>
      <text:p text:style-name="P11"/>
      <text:p text:style-name="P11">20-25: доля людей, что получает высшее образование</text:p>
      <text:p text:style-name="P11"/>
      <text:p text:style-name="P11">экономика: </text:p>
      <text:list text:style-name="L13">
        <text:list-item>
          <text:p text:style-name="P15"><text:span text:style-name="T2">средняя заработная плата </text:span></text:p>
        </text:list-item>
        <text:list-item>
          <text:p text:style-name="P13">темп роста, дельта ввп</text:p>
        </text:list-item>
        <text:list-item>
          <text:p text:style-name="P13">фиктивная численность рабочей силы на основе предыдущих лет</text:p>
        </text:list-item>
      </text:list>
      <text:p text:style-name="P11"/>
      <text:p text:style-name="P11">посмотреть показатели микроданных</text:p>
      <text:p text:style-name="P11">база данных с 2010 по 2023 год</text:p>
      <text:p text:style-name="P11"/>
      <text:p text:style-name="P11">Результаты к 19 декабря:</text:p>
      <text:p text:style-name="P11">1) таблица регрессеров и причин их включения </text:p>
      <text:p text:style-name="P11">2) сагрегированная база данных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3:34:32.541177822</meta:creation-date>
    <dc:date>2024-11-25T19:38:11.608453519</dc:date>
    <meta:editing-duration>P1DT6H3M39S</meta:editing-duration>
    <meta:editing-cycles>3</meta:editing-cycles>
    <meta:generator>LibreOffice/7.5.9.2$Linux_X86_64 LibreOffice_project/50$Build-2</meta:generator>
    <meta:document-statistic meta:table-count="0" meta:image-count="0" meta:object-count="0" meta:page-count="2" meta:paragraph-count="52" meta:word-count="436" meta:character-count="3661" meta:non-whitespace-character-count="3294"/>
  </office:meta>
</office:document-meta>
</file>